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256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307in" svg:height="1.8555in" svg:x="7.7441in" svg:y="7.5382in">
            <draw:object draw:notify-on-update-of-ranges="Sheet1.H18:Sheet1.H18 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7768in" svg:height="2.013in" svg:x="7.7654in" svg:y="18.0634in">
            <draw:object draw:notify-on-update-of-ranges="Sheet1.H75:Sheet1.H75 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008in" svg:height="2.2331in" svg:x="7.8197in" svg:y="26.5138in">
            <draw:object draw:notify-on-update-of-ranges="Sheet1.H120:Sheet1.H120 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7008in" svg:height="2.1909in" svg:x="7.8091in" svg:y="38.6232in">
            <draw:object draw:notify-on-update-of-ranges="Sheet1.H186:Sheet1.H186 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1010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1014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3:09:02.967074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1-20T15:46:07.659060395</dc:date>
    <meta:editing-duration>PT12H30M26S</meta:editing-duration>
    <meta:editing-cycles>107</meta:editing-cycles>
    <meta:generator>LibreOffice/4.2.7.2$Linux_X86_64 LibreOffice_project/420m0$Build-2</meta:generator>
    <meta:document-statistic meta:table-count="1" meta:cell-count="12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8:Sheet1.N25" chart:data-source-has-labels="both" svg:x="0.397cm" svg:y="0.094cm" svg:width="15.987cm" svg:height="4.526cm">
          <chartooo:coordinate-region svg:x="1.018cm" svg:y="0.293cm" svg:width="15.245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5:Sheet1.N82" chart:data-source-has-labels="both" svg:x="0.395cm" svg:y="0.102cm" svg:width="15.854cm" svg:height="4.91cm">
          <chartooo:coordinate-region svg:x="1.016cm" svg:y="0.301cm" svg:width="15.102cm" svg:height="3.666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0:Sheet1.N127" chart:data-source-has-labels="both" svg:x="0.391cm" svg:y="0.113cm" svg:width="15.669cm" svg:height="5.447cm">
          <chartooo:coordinate-region svg:x="1.012cm" svg:y="0.312cm" svg:width="14.903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6:Sheet1.N193" chart:data-source-has-labels="both" svg:x="0.391cm" svg:y="0.111cm" svg:width="15.669cm" svg:height="5.344cm">
          <chartooo:coordinate-region svg:x="1.012cm" svg:y="0.31cm" svg:width="14.903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